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justify" style:justify-single-word="false"/>
      <style:text-properties fo:color="#030016" fo:language="es" fo:country="CL" officeooo:rsid="00214910" officeooo:paragraph-rsid="00214910"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8" style:family="paragraph" style:parent-style-name="Standard">
      <style:text-properties fo:color="#030016" fo:language="es" fo:country="CL" officeooo:rsid="00244b38" officeooo:paragraph-rsid="00244b38"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7" style:family="paragraph" style:parent-style-name="Standard">
      <style:text-properties fo:color="#030016" fo:language="es" fo:country="CL" officeooo:rsid="002e8d32" officeooo:paragraph-rsid="002e8d32" style:font-size-asian="10.5pt"/>
    </style:style>
    <style:style style:name="P18"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19"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0"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1" style:family="paragraph" style:parent-style-name="Standard">
      <style:paragraph-properties fo:text-align="center" style:justify-single-word="false"/>
      <style:text-properties fo:color="#030016" fo:language="es" fo:country="CL" officeooo:rsid="009e70ae" officeooo:paragraph-rsid="009e70ae" style:font-size-asian="10.5pt"/>
    </style:style>
    <style:style style:name="P22"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3"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4"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5" style:family="paragraph" style:parent-style-name="Standard">
      <style:paragraph-properties fo:text-align="start" style:justify-single-word="false"/>
      <style:text-properties fo:color="#030016" fo:language="es" fo:country="CL" fo:font-weight="bold" officeooo:rsid="009bce65" officeooo:paragraph-rsid="009bce65" style:font-size-asian="10.5pt" style:font-weight-asian="bold" style:font-weight-complex="bold"/>
    </style:style>
    <style:style style:name="P26"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7"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28"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29"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30"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1"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2"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33"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34"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35"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36"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37"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38"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39"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40"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41"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42"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43"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44"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45"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46"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47"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48"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49"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50"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51"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52" style:family="paragraph" style:parent-style-name="Standard">
      <style:text-properties fo:color="#030016" officeooo:rsid="008673ce" officeooo:paragraph-rsid="008673ce"/>
    </style:style>
    <style:style style:name="P53" style:family="paragraph" style:parent-style-name="Standard">
      <style:text-properties fo:color="#030016" style:text-position="0% 100%" fo:language="es" fo:country="CL" officeooo:rsid="0066e6fe" officeooo:paragraph-rsid="0066e6fe" style:font-size-asian="10.5pt"/>
    </style:style>
    <style:style style:name="P54"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55"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56"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57"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58"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59"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60"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61"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62"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63"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64"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65"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66"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67"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68"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69"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70"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71"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72"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73"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74" style:family="paragraph" style:parent-style-name="Standard">
      <style:text-properties fo:color="#030016" fo:language="es" fo:country="CL" fo:font-weight="bold" officeooo:rsid="00ad7b02" officeooo:paragraph-rsid="00ad7b02" style:font-size-asian="10.5pt" style:font-weight-asian="bold" style:font-weight-complex="bold"/>
    </style:style>
    <style:style style:name="P75" style:family="paragraph" style:parent-style-name="Standard">
      <style:text-properties fo:color="#030016" fo:language="es" fo:country="CL" fo:font-weight="bold" officeooo:rsid="00ad8b18" officeooo:paragraph-rsid="00ad8b18" style:font-size-asian="10.5pt" style:font-weight-asian="bold" style:font-weight-complex="bold"/>
    </style:style>
    <style:style style:name="P76"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77"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78" style:family="paragraph" style:parent-style-name="Standard">
      <style:text-properties fo:color="#030016" fo:language="es" fo:country="CL" fo:font-weight="bold" officeooo:rsid="00b9a3e5" officeooo:paragraph-rsid="00b9a3e5" style:font-size-asian="10.5pt" style:font-weight-asian="bold" style:font-weight-complex="bold"/>
    </style:style>
    <style:style style:name="P79" style:family="paragraph" style:parent-style-name="Standard">
      <style:text-properties fo:color="#030016" fo:language="es" fo:country="CL" officeooo:rsid="00291112" officeooo:paragraph-rsid="00a62a65" style:font-size-asian="10.5pt"/>
    </style:style>
    <style:style style:name="P8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officeooo:rsid="002780f5"/>
    </style:style>
    <style:style style:name="T3" style:family="text">
      <style:text-properties fo:font-style="italic" officeooo:rsid="002780f5" style:font-style-asian="italic" style:font-style-complex="italic"/>
    </style:style>
    <style:style style:name="T4" style:family="text">
      <style:text-properties fo:font-style="italic" fo:font-weight="normal" officeooo:rsid="002780f5" style:font-style-asian="italic" style:font-weight-asian="normal" style:font-style-complex="italic" style:font-weight-complex="normal"/>
    </style:style>
    <style:style style:name="T5" style:family="text">
      <style:text-properties fo:font-style="italic" fo:font-weight="normal" officeooo:rsid="00b2b1d3" style:font-style-asian="italic" style:font-weight-asian="normal" style:font-style-complex="italic" style:font-weight-complex="normal"/>
    </style:style>
    <style:style style:name="T6" style:family="text">
      <style:text-properties officeooo:rsid="0030450d"/>
    </style:style>
    <style:style style:name="T7" style:family="text">
      <style:text-properties fo:font-weight="normal" style:font-weight-asian="normal" style:font-weight-complex="normal"/>
    </style:style>
    <style:style style:name="T8" style:family="text">
      <style:text-properties fo:font-weight="normal" officeooo:rsid="002780f5" style:font-weight-asian="normal" style:font-weight-complex="normal"/>
    </style:style>
    <style:style style:name="T9" style:family="text">
      <style:text-properties fo:font-weight="normal" officeooo:rsid="00348101" style:font-weight-asian="normal" style:font-weight-complex="normal"/>
    </style:style>
    <style:style style:name="T10" style:family="text">
      <style:text-properties fo:font-weight="normal" officeooo:rsid="0039fa65" style:font-weight-asian="normal" style:font-weight-complex="normal"/>
    </style:style>
    <style:style style:name="T11" style:family="text">
      <style:text-properties fo:font-weight="normal" officeooo:rsid="003e2420" style:font-weight-asian="normal" style:font-weight-complex="normal"/>
    </style:style>
    <style:style style:name="T12" style:family="text">
      <style:text-properties fo:font-weight="normal" officeooo:rsid="0069e954" style:font-weight-asian="normal" style:font-weight-complex="normal"/>
    </style:style>
    <style:style style:name="T13" style:family="text">
      <style:text-properties fo:font-weight="normal" officeooo:rsid="00981219" style:font-weight-asian="normal" style:font-weight-complex="normal"/>
    </style:style>
    <style:style style:name="T14" style:family="text">
      <style:text-properties fo:font-weight="normal" officeooo:rsid="00993ea7" style:font-weight-asian="normal" style:font-weight-complex="normal"/>
    </style:style>
    <style:style style:name="T15" style:family="text">
      <style:text-properties fo:font-weight="normal" officeooo:rsid="00a1d211" style:font-weight-asian="normal" style:font-weight-complex="normal"/>
    </style:style>
    <style:style style:name="T16" style:family="text">
      <style:text-properties fo:font-weight="normal" officeooo:rsid="00ad8b18" style:font-weight-asian="normal" style:font-weight-complex="normal"/>
    </style:style>
    <style:style style:name="T17" style:family="text">
      <style:text-properties fo:font-weight="normal" officeooo:rsid="00ae27ce" style:font-weight-asian="normal" style:font-weight-complex="normal"/>
    </style:style>
    <style:style style:name="T18" style:family="text">
      <style:text-properties fo:font-weight="normal" officeooo:rsid="00b027c7" style:font-weight-asian="normal" style:font-weight-complex="normal"/>
    </style:style>
    <style:style style:name="T19" style:family="text">
      <style:text-properties fo:font-weight="normal" officeooo:rsid="00b11d29" style:font-weight-asian="normal" style:font-weight-complex="normal"/>
    </style:style>
    <style:style style:name="T20" style:family="text">
      <style:text-properties fo:font-weight="normal" officeooo:rsid="00b2b1d3" style:font-weight-asian="normal" style:font-weight-complex="normal"/>
    </style:style>
    <style:style style:name="T21" style:family="text">
      <style:text-properties fo:font-weight="normal" officeooo:rsid="00b2b2d1" style:font-weight-asian="normal" style:font-weight-complex="normal"/>
    </style:style>
    <style:style style:name="T22" style:family="text">
      <style:text-properties fo:font-weight="normal" officeooo:rsid="00b3f37e" style:font-weight-asian="normal" style:font-weight-complex="normal"/>
    </style:style>
    <style:style style:name="T23" style:family="text">
      <style:text-properties fo:font-weight="normal" officeooo:rsid="00b40154" style:font-weight-asian="normal" style:font-weight-complex="normal"/>
    </style:style>
    <style:style style:name="T24" style:family="text">
      <style:text-properties fo:font-weight="normal" officeooo:rsid="00b5a6ae" style:font-weight-asian="normal" style:font-weight-complex="normal"/>
    </style:style>
    <style:style style:name="T25" style:family="text">
      <style:text-properties fo:font-weight="normal" officeooo:rsid="00b5d3f5" style:font-weight-asian="normal" style:font-weight-complex="normal"/>
    </style:style>
    <style:style style:name="T26" style:family="text">
      <style:text-properties fo:font-weight="normal" officeooo:rsid="00b70f02" style:font-weight-asian="normal" style:font-weight-complex="normal"/>
    </style:style>
    <style:style style:name="T27" style:family="text">
      <style:text-properties fo:font-weight="normal" officeooo:rsid="00b7bc0b" style:font-weight-asian="normal" style:font-weight-complex="normal"/>
    </style:style>
    <style:style style:name="T28" style:family="text">
      <style:text-properties fo:font-weight="normal" officeooo:rsid="00b8d056" style:font-weight-asian="normal" style:font-weight-complex="normal"/>
    </style:style>
    <style:style style:name="T29" style:family="text">
      <style:text-properties fo:font-weight="normal" officeooo:rsid="00b9a3e5" style:font-weight-asian="normal" style:font-weight-complex="normal"/>
    </style:style>
    <style:style style:name="T30" style:family="text">
      <style:text-properties fo:font-weight="normal" officeooo:rsid="00ba9ce2" style:font-weight-asian="normal" style:font-weight-complex="normal"/>
    </style:style>
    <style:style style:name="T31" style:family="text">
      <style:text-properties officeooo:rsid="0035f791"/>
    </style:style>
    <style:style style:name="T32" style:family="text">
      <style:text-properties officeooo:rsid="00372811"/>
    </style:style>
    <style:style style:name="T33" style:family="text">
      <style:text-properties officeooo:rsid="0037f1eb"/>
    </style:style>
    <style:style style:name="T34" style:family="text">
      <style:text-properties officeooo:rsid="00397d4d"/>
    </style:style>
    <style:style style:name="T35" style:family="text">
      <style:text-properties officeooo:rsid="0039fa65"/>
    </style:style>
    <style:style style:name="T36" style:family="text">
      <style:text-properties officeooo:rsid="003bd710"/>
    </style:style>
    <style:style style:name="T37" style:family="text">
      <style:text-properties officeooo:rsid="003c57b3"/>
    </style:style>
    <style:style style:name="T38" style:family="text">
      <style:text-properties officeooo:rsid="003e2420"/>
    </style:style>
    <style:style style:name="T39" style:family="text">
      <style:text-properties officeooo:rsid="003fe738"/>
    </style:style>
    <style:style style:name="T40" style:family="text">
      <style:text-properties officeooo:rsid="003ffde8"/>
    </style:style>
    <style:style style:name="T41" style:family="text">
      <style:text-properties officeooo:rsid="00446ef1"/>
    </style:style>
    <style:style style:name="T42" style:family="text">
      <style:text-properties officeooo:rsid="00471787"/>
    </style:style>
    <style:style style:name="T43" style:family="text">
      <style:text-properties officeooo:rsid="00478f35"/>
    </style:style>
    <style:style style:name="T44" style:family="text">
      <style:text-properties fo:font-weight="bold" officeooo:rsid="009fb21b" style:font-weight-asian="bold" style:font-weight-complex="bold"/>
    </style:style>
    <style:style style:name="T45" style:family="text">
      <style:text-properties fo:font-weight="bold" officeooo:rsid="00a62a65" style:font-weight-asian="bold" style:font-weight-complex="bold"/>
    </style:style>
    <style:style style:name="T46" style:family="text">
      <style:text-properties fo:language="es" fo:country="CL" fo:font-weight="normal" style:font-size-asian="10.5pt" style:font-weight-asian="normal" style:font-weight-complex="normal"/>
    </style:style>
    <style:style style:name="T47" style:family="text">
      <style:text-properties fo:language="es" fo:country="CL" fo:font-weight="normal" officeooo:rsid="004d5efb" style:font-size-asian="10.5pt" style:font-weight-asian="normal" style:font-weight-complex="normal"/>
    </style:style>
    <style:style style:name="T48" style:family="text">
      <style:text-properties officeooo:rsid="00627e54"/>
    </style:style>
    <style:style style:name="T49" style:family="text">
      <style:text-properties officeooo:rsid="00645ab3"/>
    </style:style>
    <style:style style:name="T50" style:family="text">
      <style:text-properties officeooo:rsid="00660b05"/>
    </style:style>
    <style:style style:name="T51" style:family="text">
      <style:text-properties officeooo:rsid="00669bdd"/>
    </style:style>
    <style:style style:name="T52" style:family="text">
      <style:text-properties style:text-position="super 58%"/>
    </style:style>
    <style:style style:name="T53" style:family="text">
      <style:text-properties style:text-position="super 58%" officeooo:rsid="0066e6fe"/>
    </style:style>
    <style:style style:name="T54" style:family="text">
      <style:text-properties style:text-position="0% 100%"/>
    </style:style>
    <style:style style:name="T55" style:family="text">
      <style:text-properties officeooo:rsid="00981219"/>
    </style:style>
    <style:style style:name="T56" style:family="text">
      <style:text-properties fo:color="#030016"/>
    </style:style>
    <style:style style:name="T57" style:family="text">
      <style:text-properties fo:color="#030016" fo:language="es" fo:country="CL" fo:font-weight="normal" officeooo:rsid="004d5efb" style:font-size-asian="10.5pt" style:font-weight-asian="normal" style:font-weight-complex="normal"/>
    </style:style>
    <style:style style:name="T58" style:family="text">
      <style:text-properties officeooo:rsid="009e70ae"/>
    </style:style>
    <style:style style:name="T59" style:family="text">
      <style:text-properties officeooo:rsid="009fb21b"/>
    </style:style>
    <style:style style:name="T60" style:family="text">
      <style:text-properties style:text-line-through-style="solid" style:text-line-through-type="single"/>
    </style:style>
    <style:style style:name="T61" style:family="text">
      <style:text-properties style:text-line-through-style="solid" style:text-line-through-type="single" fo:font-style="italic" style:font-style-asian="italic" style:font-style-complex="italic"/>
    </style:style>
    <style:style style:name="T62" style:family="text">
      <style:text-properties style:text-line-through-style="solid" style:text-line-through-type="single" fo:font-style="normal" style:font-style-asian="normal" style:font-style-complex="normal"/>
    </style:style>
    <style:style style:name="T63" style:family="text">
      <style:text-properties style:text-line-through-style="none" style:text-line-through-type="none"/>
    </style:style>
    <style:style style:name="T64" style:family="text">
      <style:text-properties officeooo:rsid="00a62a65"/>
    </style:style>
    <style:style style:name="T65" style:family="text">
      <style:text-properties officeooo:rsid="0022bd58"/>
    </style:style>
    <style:style style:name="T66" style:family="text">
      <style:text-properties officeooo:rsid="00a9a74e"/>
    </style:style>
    <style:style style:name="T67" style:family="text">
      <style:text-properties officeooo:rsid="00ab82f2"/>
    </style:style>
    <style:style style:name="T68" style:family="text">
      <style:text-properties officeooo:rsid="00b9a3e5"/>
    </style:style>
    <style:style style:name="T69"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puesta de Proyecto de Grado</text:p>
      <text:p text:style-name="P4"/>
      <text:p text:style-name="P4"/>
      <text:p text:style-name="P4"/>
      <text:p text:style-name="P4"/>
      <text:p text:style-name="P4"/>
      <text:p text:style-name="P4"/>
      <text:p text:style-name="P4"/>
      <text:p text:style-name="P4"/>
      <text:p text:style-name="P4"/>
      <text:p text:style-name="P4">BRAIN-CEMISID versión 2.1 - Construcción de un <text:span text:style-name="T48">K</text:span>ernel <text:span text:style-name="T48">C</text:span>erebro <text:span text:style-name="T48">A</text:span>rtificial <text:span text:style-name="T48">en Python:</text:span> </text:p>
      <text:p text:style-name="P20">Creación de un soporte intermedio para el procesamiento en paralelo.</text:p>
      <text:p text:style-name="P5"/>
      <text:p text:style-name="P5"/>
      <text:p text:style-name="P5"/>
      <text:p text:style-name="P7"/>
      <text:p text:style-name="P7"/>
      <text:p text:style-name="P7">Por</text:p>
      <text:p text:style-name="P7">Br. *******************</text:p>
      <text:p text:style-name="P7">Tutor: Dr. ***********</text:p>
      <text:p text:style-name="P7"/>
      <text:p text:style-name="P7"/>
      <text:p text:style-name="P7"/>
      <text:p text:style-name="P7"/>
      <text:p text:style-name="P7"><text:span text:style-name="T58">Febrero</text:span> 20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dad de Los Andes, Mérida, Venezuela</text:p>
      <text:p text:style-name="P5"/>
      <text:p text:style-name="P8"/>
      <text:p text:style-name="P6"/>
      <text:p text:style-name="P61"><text:soft-page-break/>Capítulo 1</text:p>
      <text:p text:style-name="P61"/>
      <text:p text:style-name="P61">Introducción</text:p>
      <text:p text:style-name="P61"/>
      <text:p text:style-name="P31"><text:span text:style-name="T64">1.1. </text:span>Antecedentes</text:p>
      <text:p text:style-name="P11"/>
      <text:p text:style-name="P14">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31">1</text:span>] dirigido por el Dr. Henry Makran en conjunto con IBM esta idea comenzó en el año 2005 y hasta la fecha ha logrado modelar la mitad del cerebro de un ratón, la idea es realizar una copia fidedigna del cerebro humano.</text:p>
      <text:p text:style-name="P14"/>
      <text:p text:style-name="P14">Por otra parte DeepMind [<text:span text:style-name="T32">2</text:span>] una compañía de inteligencia artificial que fue adquirida por Google en el 2014, realizo una red neuronal que permitía aprender a jugar una cierta cantidad de v<text:span text:style-name="T33">í</text:span>deos juegos de <text:span text:style-name="T33">árcade</text:span> de los años 70 hasta tal punto de llegar a derrotar humanos profesionales.</text:p>
      <text:p text:style-name="P14"/>
      <text:p text:style-name="P14"/>
      <text:p text:style-name="P14"/>
      <text:p text:style-name="P14">EL BRAIN-CEMISID es una idea que surge con el propósito de mostrar de que es capaz de realizar el hombre con tan solo los conocimientos y la imaginación, este modelo cerebral esta conformado por una red neuronal [<text:span text:style-name="T33">3</text:span>] que no es mas que un conjunto de neuronas interconectadas las cuales almacenaran los estímulos percibidos del medio circundante y unas esferas [<text:span text:style-name="T35">4</text:span>], [<text:span text:style-name="T35">5</text:span>], [<text:span text:style-name="T35">6</text:span>] y [<text:span text:style-name="T35">7</text:span>] en las cuales actuaran una cierta cantidad de neuronas que realizaran una tarea en especifico, las cuales juntas lograran emular</text:p>
      <text:p text:style-name="P14">la percepción de la vista y el oído.</text:p>
      <text:p text:style-name="P14"/>
      <text:p text:style-name="P14">El trabajo en conjunto del BRAIN-CEMISID es una gran oportunidad para tener un breve acercamiento a<text:span text:style-name="T49">l</text:span> desarrollo inicial de un pensamiento complejo. <text:span text:style-name="T49">L</text:span>a complejidad <text:span text:style-name="T51">de dicho trabajo</text:span> <text:span text:style-name="T51">permite de una forma u otra</text:span> enfrent<text:span text:style-name="T51">arse</text:span> a la imaginación y la interdisciplinaridad para apropiárselas y reconstruirlas, como eje principal en el desarrollo de una solución.<text:span text:style-name="T53">1*</text:span></text:p>
      <text:p text:style-name="P17"/>
      <text:p text:style-name="P17"/>
      <text:p text:style-name="P53"/>
      <text:p text:style-name="P14">El BRAIN-CEMISID es un proyecto que se ha llevado a cabo durante unos años dando como resultado la creación de varias etapas <text:span text:style-name="T50">completadas</text:span>:</text:p>
      <text:p text:style-name="P14"/>
      <text:p text:style-name="P14">[<text:span text:style-name="T36">8</text:span>] inicio el Proyecto con la creación de una red neuronal en VLSI, la cual más adelante fue reinterpretada y adaptada al ambiente CUDA de programación paralela, de la mano de [<text:span text:style-name="T36">9</text:span>] cuyo trabajo se tituló ”Motor de Neuronas programado en paralelo bajo el ambiente CUDA”.</text:p>
      <text:p text:style-name="P14"/>
      <text:p text:style-name="P15">[<text:span text:style-name="T10">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4"><text:soft-page-break/></text:p>
      <text:p text:style-name="P22">Notas: <text:s/><text:span text:style-name="T52">1* <text:s/></text:span><text:span text:style-name="T54">Exigencias y recomendaciones por parte del tutor, durante las respectivas reuniones. </text:span></text:p>
      <text:p text:style-name="P15"/>
      <text:p text:style-name="P15">[<text:span text:style-name="T11">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37">estímulos</text:span> (Esfera Relacional) además, de lograr la reacción de la capa operacional que da una reacción ante una serie de <text:span text:style-name="T37">estímulos</text:span> (capa cultural).</text:p>
      <text:p text:style-name="P14"/>
      <text:p text:style-name="P16">[<text:span text:style-name="T10">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4"/>
      <text:p text:style-name="P14">[<text:span text:style-name="T38">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4">previos.</text:p>
      <text:p text:style-name="P12"/>
      <text:p text:style-name="P14">[<text:span text:style-name="T39">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4"/>
      <text:p text:style-name="P14">[<text:span text:style-name="T39">11]</text:span> reestructura global del cerebro y implementación en Python (versión 2.0), además de agregar una nueva esfera intencional, que permite al cerebro <text:span text:style-name="T6">tomar decisión de forma autónoma (con libertad) dentro de un conjunto de opciones disponibles. </text:span></text:p>
      <text:p text:style-name="P18"/>
      <text:p text:style-name="P23"/>
      <text:p text:style-name="P26"/>
      <text:p text:style-name="P79"><text:span text:style-name="T45">1.</text:span><text:span text:style-name="T44">2. </text:span><text:span text:style-name="T45">Planteamiento del problema</text:span></text:p>
      <text:p text:style-name="P13"/>
      <text:p text:style-name="P9">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10">pensando el cerebro. </text:p>
      <text:p text:style-name="P10"/>
      <text:p text:style-name="P62">1.3 <text:s/>Justificación</text:p>
      <text:p text:style-name="P10"/>
      <text:p text:style-name="P10"><text:span text:style-name="T2">La realización de esta tesis tiene como objetivo fundamental la creación de un soporte intermedio o “</text:span><text:span text:style-name="T3">middleware</text:span><text:span text:style-name="T2">” en inglés, <text:s/>que permita mejorar el rendimiento del cerebro mediante el procesamiento en paralelo. </text:span><text:s/>Esto <text:span text:style-name="T2">será</text:span> <text:span text:style-name="T2">implementado </text:span><text:s/>mediante la programación paralela <text:span text:style-name="T55">del lenguaje Python.</text:span></text:p>
      <text:p text:style-name="P23"/>
      <text:p text:style-name="P25"><text:soft-page-break/></text:p>
      <text:p text:style-name="P24"/>
      <text:p text:style-name="P24"/>
      <text:p text:style-name="P24"/>
      <text:p text:style-name="P24"/>
      <text:p text:style-name="P63"><text:span text:style-name="T64">1.4</text:span>. <text:s text:c="4"/>Objetivos</text:p>
      <text:p text:style-name="P64"><text:span text:style-name="T64">1.4.1. <text:s/></text:span>Objetivo General</text:p>
      <text:p text:style-name="P23"/>
      <text:p text:style-name="P19"><text:span text:style-name="T7">Desarrollar </text:span><text:span text:style-name="T8">un “soporte intermedio” o </text:span><text:span text:style-name="T4">middleware</text:span><text:span text:style-name="T8"> en inglés, que permi</text:span><text:span text:style-name="T15">t</text:span><text:span text:style-name="T12">a</text:span><text:span text:style-name="T8"> mejorar </text:span><text:span text:style-name="T9">substancialmente </text:span><text:span text:style-name="T8">el rendimiento del cerebro mediante el procesamiento en paralelo, </text:span><text:span text:style-name="T7">e implementarlo usando</text:span><text:span text:style-name="T8"> </text:span><text:span text:style-name="T13">el paradigma de la</text:span><text:span text:style-name="T8"> programación paralela en </text:span><text:span text:style-name="T13">Python</text:span><text:span text:style-name="T8">.</text:span></text:p>
      <text:p text:style-name="P32"/>
      <text:p text:style-name="P32"/>
      <text:p text:style-name="P65"><text:span text:style-name="T64">1.4.2. <text:s text:c="3"/></text:span>Objetivos Específicos</text:p>
      <text:p text:style-name="P33"/>
      <text:list xml:id="list2082305079" text:style-name="L1">
        <text:list-item>
          <text:p text:style-name="P54">Realizar un análisis del funcionamiento de cada una de las esferas creadas en las tesis anteriores, <text:span text:style-name="T41">con el fin de recrearlas, pero está vez en un ambiente de programación paralela.</text:span></text:p>
          <text:p text:style-name="P54"/>
        </text:list-item>
        <text:list-item>
          <text:p text:style-name="P54"><text:span text:style-name="T60">Diseñar un modelo abstracto del </text:span><text:span text:style-name="T61">middleware </text:span><text:span text:style-name="T62">y definir sus entradas y salidas.</text:span> </text:p>
          <text:p text:style-name="P54"/>
        </text:list-item>
        <text:list-item>
          <text:p text:style-name="P55">Reingeniería de las esferas para procesar sus operaciones neuronales de forma paralela.</text:p>
          <text:p text:style-name="P54"/>
        </text:list-item>
        <text:list-item>
          <text:p text:style-name="P54">Evaluar el desempeño del modelo planteado.</text:p>
          <text:p text:style-name="P54"/>
        </text:list-item>
        <text:list-item>
          <text:p text:style-name="P54">Hacer pruebas que permitan verificar la correctitud del funcionamiento del cerebro bajo la programación paralela.</text:p>
          <text:p text:style-name="P54"/>
        </text:list-item>
        <text:list-item>
          <text:p text:style-name="P54"><text:span text:style-name="T63">Hacer pruebas que permiten verificar la mejora del rendimiento del cerebro.</text:span> </text:p>
        </text:list-item>
      </text:list>
      <text:p text:style-name="P34"/>
      <text:p text:style-name="P35"/>
      <text:p text:style-name="P35"/>
      <text:p text:style-name="P35"/>
      <text:p text:style-name="P27"/>
      <text:p text:style-name="P27"><text:span text:style-name="T64">1.5. </text:span>Metodología</text:p>
      <text:p text:style-name="P36"/>
      <text:p text:style-name="P37">La metodología utilizada para el desarrollo e implementación de este trabajo será el modelo en espiral.</text:p>
      <text:p text:style-name="P37"/>
      <text:p text:style-name="P37">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37"/>
      <text:p text:style-name="P37"/>
      <text:p text:style-name="P37">En [12], se expone que cada ciclo del espiral se divide en cuatro regiones bien definidas:</text:p>
      <text:p text:style-name="P37"><text:soft-page-break/></text:p>
      <text:list xml:id="list2796225039" text:style-name="L2">
        <text:list-item>
          <text:p text:style-name="P56">Definición de Objetivos: En esta región se definen los objetivos específicos. Se identifican los riesgos, las restricciones del producto y del proceso. Por último se traza un plan detallado de gestión.</text:p>
          <text:p text:style-name="P56"/>
        </text:list-item>
        <text:list-item>
          <text:p text:style-name="P56">Evaluación y Reducción de Riesgos: Se lleva a cabo un análisis detallado para cada uno de los riesgos y se definen los pasos para reducir dichos riesgos.</text:p>
          <text:p text:style-name="P56"/>
        </text:list-item>
        <text:list-item>
          <text:p text:style-name="P56">Desarrollo y Validación: Se elige un modelo para el desarrollo del sistema dependiendo de los resultados que arroje la evaluación de riesgos.</text:p>
          <text:p text:style-name="P56"/>
        </text:list-item>
        <text:list-item>
          <text:p text:style-name="P56">Planificación: Se evalúa el proyecto hasta el trabajo hecho en el ciclo actual. En caso de necesitar otro ciclo se planifica dicho ciclo.</text:p>
        </text:list-item>
      </text:list>
      <text:p text:style-name="P37"/>
      <text:p text:style-name="P37">En resumen usar esta <text:span text:style-name="T42">metodología</text:span> evolutiva permit<text:span text:style-name="T42">irá</text:span> refina<text:span text:style-name="T42">r</text:span> el modelo conceptual <text:span text:style-name="T42">en cada iteración</text:span> y que <text:span text:style-name="T42">cada</text:span> <text:span text:style-name="T42">versión</text:span> <text:span text:style-name="T42">parcial</text:span> de software se acerque <text:span text:style-name="T42">cada vez más</text:span> a la versión estable de <text:span text:style-name="T42">forma</text:span> incremental, <text:span text:style-name="T43">donde se evalúan todas las</text:span> alternativas <text:span text:style-name="T43">y se eligen </text:span>aquellas <text:span text:style-name="T43">que minimizan el riesgo</text:span> y no comprometa la culminación del proyecto.</text:p>
      <text:p text:style-name="P28"/>
      <text:p text:style-name="P57"/>
      <text:p text:style-name="P61">1.6. Estructura del Documento<office:annotation><dc:creator>Unknown Author</dc:creator><dc:date>2017-03-04T14:48:41.843391720</dc:date><text:p text:style-name="P81"><text:span text:style-name="T69">Por hacer</text:span></text:p></office:annotatio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61">Capítulo 2</text:p>
      <text:p text:style-name="P61"/>
      <text:p text:style-name="P61">Marco Teórico<office:annotation><dc:creator>Unknown Author</dc:creator><dc:date>2017-03-04T14:49:54.276072491</dc:date><text:p text:style-name="P81"><text:span text:style-name="T69">Por hacer</text:span></text:p></office:annotation></text:p>
      <text:p text:style-name="P51"/>
      <text:p text:style-name="P51"/>
      <text:p text:style-name="P51"/>
      <text:p text:style-name="P51"/>
      <text:p text:style-name="P51"/>
      <text:p text:style-name="P51"/>
      <text:p text:style-name="P50"/>
      <text:p text:style-name="P29"/>
      <text:p text:style-name="P66"><text:span text:style-name="T59"><text:s/></text:span></text:p>
      <text:p text:style-name="P67">Capítulo 3</text:p>
      <text:p text:style-name="P67"/>
      <text:p text:style-name="P67"><text:span text:style-name="T65">Creación de un soporte intermedio para el procesamiento en paralelo.</text:span></text:p>
      <text:p text:style-name="P67"><text:s/></text:p>
      <text:p text:style-name="P67"><text:tab/><text:span text:style-name="T16">En este capítulo se describen los pasos </text:span><text:span text:style-name="T17">necesarios para la implementación eficaz de la programación paralela en el núcleo del BrainCEMISID, donde los problemas computacionales </text:span><text:span text:style-name="T18">generados por los módulos del núcleo</text:span><text:span text:style-name="T17"> serán separad</text:span><text:span text:style-name="T18">o</text:span><text:span text:style-name="T17">s en partes discretas que podrán ser resuelta</text:span><text:span text:style-name="T18">s</text:span><text:span text:style-name="T17"> de forma concurrente, luego cada parte es a su vez subdividida en una serie de instrucciones, </text:span><text:span text:style-name="T18">que </text:span><text:span text:style-name="T17">finalmente, instrucciones de diferentes partes serán ejecutadas en procesadores diferentes.</text:span></text:p>
      <text:p text:style-name="P67"/>
      <text:p text:style-name="P67">3.1. <text:s/>Detección del sistema paralelo<office:annotation><dc:creator>Unknown Author</dc:creator><dc:date>2017-03-04T18:50:13.439239251</dc:date><text:p text:style-name="P81"><text:span text:style-name="T69">Marco teórico: hilo, núcleo, procesador, hilo real</text:span></text:p></office:annotation></text:p>
      <text:p text:style-name="P75"><text:span text:style-name="T7"/></text:p>
      <text:p text:style-name="P74"><text:span text:style-name="T16"><text:tab/></text:span><text:span text:style-name="T7">El objetivo principal es la determinación de cantidad de procesadores disponibles en el sistema operativo donde será ejecutado el núcleo del BrainCEMISID, sean físicos o bien virtuales -también llamadas núcleos o hilos reales- </text:span><text:span text:style-name="T19">con el fin de calibrar </text:span><text:span text:style-name="T20">el número de conjunto de hilos -recursos inicializados listos para usar – o </text:span><text:span text:style-name="T5">thread</text:span><text:span text:style-name="T20"> </text:span><text:span text:style-name="T5">pool</text:span><text:span text:style-name="T20"> en inglés </text:span></text:p>
      <text:p text:style-name="P74"><text:span text:style-name="T20"/></text:p>
      <text:p text:style-name="P77"><text:span text:style-name="T20">La detección es compatible con los siguientes sistemas operativos: Unix, Linux, Windows, <text:s/>BSD y Solaris, además es compatible con las siguientes bibliotecas: </text:span><text:span text:style-name="T26">Multiprocessing, </text:span><text:span text:style-name="T20">Cpuset, Psutil, Posix y <text:s/>jython, con el fin de ofrecer una mayor portabilidad y confiabilidad </text:span><text:span text:style-name="T26">a la herramienta.</text:span><text:span text:style-name="T20"> <text:s text:c="3"/></text:span></text:p>
      <text:p text:style-name="P74"><text:span text:style-name="T20"/></text:p>
      <text:p text:style-name="P78"><text:span text:style-name="T20">E</text:span><text:span text:style-name="T7">l procedimiento de la herramienta es llevado acabo de la siguiente forma:</text:span></text:p>
      <text:p text:style-name="P78"><text:span text:style-name="T7">primero se determina el sistema operativo donde es ejecutado el núcleo del BrainCEMISID, luego se intenta obtener la número de procesadores consultado directamente al sistema operativo, si éste últim</text:span><text:span text:style-name="T30">o</text:span><text:span text:style-name="T7"> no cuenta con la información </text:span><text:span text:style-name="T30">solicitada,</text:span><text:span text:style-name="T7"> se intentará usar alguna biblioteca compatible con dicho sistema operativo.</text:span></text:p>
      <text:p text:style-name="P78"><text:span text:style-name="T7"/></text:p>
      <text:p text:style-name="P72"/>
      <text:p text:style-name="P72"/>
      <text:p text:style-name="P69">3.2 <text:s/>Identificación de <text:span text:style-name="T67">módulos</text:span> <text:span text:style-name="T67">dóciles</text:span> <text:span text:style-name="T67">para la</text:span> ejecución en paralelo</text:p>
      <text:p text:style-name="P71"><text:tab/><text:span text:style-name="T20">Este paso es muy crítico e importante para la posterior reingeniería de cada módulo, </text:span><text:span text:style-name="T23">aunque existan criterios generales para la identificación de secciones de código para ser ejecutados en paralelo, </text:span><text:soft-page-break/><text:span text:style-name="T23">éstos no son suficientes y tampoco correctos para todos los casos, por lo que se debe tener experiencia y usar la intuición para lograr una ejecución en paralelo eficaz y correcta.</text:span></text:p>
      <text:p text:style-name="P71"><text:span text:style-name="T22"/></text:p>
      <text:p text:style-name="P71"><text:span text:style-name="T23">Para llevar acabo ésta tarea p</text:span><text:span text:style-name="T21">rimero </text:span><text:span text:style-name="T23">se analizan las</text:span><text:span text:style-name="T21"> secciones de código </text:span><text:span text:style-name="T23">de </text:span><text:span text:style-name="T21">ciclos </text:span><text:span text:style-name="T24">especialmente los de repetición</text:span><text:span text:style-name="T21">, luego se busca <text:s/>la posibilidad de</text:span><text:span text:style-name="T25">l manejo de datos de forma paralela.</text:span></text:p>
      <text:p text:style-name="P71"><text:span text:style-name="T25"/></text:p>
      <text:p text:style-name="P76"><text:span text:style-name="T27">El </text:span><text:span text:style-name="T7">las siguientes subsecciones <text:s/>se muestra</text:span><text:span text:style-name="T27">n</text:span><text:span text:style-name="T7"> </text:span><text:span text:style-name="T27">los</text:span><text:span text:style-name="T7"> resultado</text:span><text:span text:style-name="T27">s</text:span><text:span text:style-name="T7"> </text:span><text:span text:style-name="T27">de los estudios</text:span><text:span text:style-name="T7"> de cada módulo.</text:span></text:p>
      <text:p text:style-name="P73"><text:tab/></text:p>
      <text:p text:style-name="P70"><text:span text:style-name="T67">3.2.1 módulo a</text:span></text:p>
      <text:p text:style-name="P73">3.2.2 módulo b</text:p>
      <text:p text:style-name="P70"/>
      <text:p text:style-name="P68">3.3 <text:s/>Reingeniería de módulos <text:span text:style-name="T66">usando código paralelo.</text:span></text:p>
      <text:p text:style-name="P68"><text:span text:style-name="T28">* Se usa Python multiprocessing por los pool, </text:span><text:span text:style-name="T29">portabilidad etc</text:span></text:p>
      <text:p text:style-name="P60"/>
      <text:p text:style-name="P60">* <text:span text:style-name="T68">detalles por modulo: <text:s/>cambios realizados</text:span><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Bibliografía:</text:p>
      <text:p text:style-name="P39"/>
      <text:p text:style-name="P2"><text:span text:style-name="T56">[1] Varios (2012). Blue brain project. </text:span><text:a xlink:type="simple" xlink:href="http://www.artificialbrains.com/" text:style-name="Internet_20_link" text:visited-style-name="Visited_20_Internet_20_Link">http://www.artificialbrains.com/</text:a><text:span text:style-name="T56">blue-brain-project.</text:span></text:p>
      <text:p text:style-name="P39"/>
      <text:p text:style-name="P41">[2] Gibney, lessons E. for (2015). Game-playing neuroscience. Software holds http://www.nature.com/news/game-playing-software-holds-lessons-for-neuroscience-1.16979.</text:p>
      <text:p text:style-name="P39"><text:soft-page-break/></text:p>
      <text:p text:style-name="P39">[<text:span text:style-name="T34">3</text:span>] Andrade, L. (2012). Creación de una Red Neuronal en VLSI. Proyecto de Grado,</text:p>
      <text:p text:style-name="P39">Universidad de Los Andes.</text:p>
      <text:p text:style-name="P39"/>
      <text:p text:style-name="P39">[<text:span text:style-name="T35">4</text:span>] Bruzual, R. (2015). BRAIN-CEMISID version 1.4 Diseño de un núcleo operacional para la construcción de un kernel-cerebro artificial implementado en programación paralela en el ambiente CUDA: Creación de la Lectura Comprensiva de Palabras. Proyecto de Grado, Universidad de Los Andes.</text:p>
      <text:p text:style-name="P39"/>
      <text:p text:style-name="P39">[<text:span text:style-name="T35">5</text:span>] Graterol, R. (2015). BRAIN-CEMISID versión J&amp;J. versión R. Diseño de un núcleo</text:p>
      <text:p text:style-name="P39">operacional para la construcción de un kernel-cerebro artificial implementado en</text:p>
      <text:p text:style-name="P39">programación paralela en el ambiente CUDA: Creacion de la Esfera de Capacidades.</text:p>
      <text:p text:style-name="P39">Proyecto de Grado, Universidad de Los Andes.</text:p>
      <text:p text:style-name="P39"/>
      <text:p text:style-name="P39">[<text:span text:style-name="T35">6</text:span>] Monsalve, J. (2014). BRAIN-CEMISID versión 1.0. Diseño de un núcleo operacional</text:p>
      <text:p text:style-name="P39">para la construcción de un kernel-cerebro artificial implementado en programación</text:p>
      <text:p text:style-name="P39">paralela en el ambiente CUDA: Creación del Estado Sensorial. Proyecto de Grado,</text:p>
      <text:p text:style-name="P39">Universidad de Los Andes.</text:p>
      <text:p text:style-name="P39"/>
      <text:p text:style-name="P39">[<text:span text:style-name="T35">7</text:span>] Muchacho, J. (2015). BRAIN-CEMISID versión J&amp;J. Diseño de un núcleo opera-</text:p>
      <text:p text:style-name="P39">cional para la construcción de un kernel-cerebro artificial implementado en progra-</text:p>
      <text:p text:style-name="P39">mación paralela en el ambiente CUDA: Creación del Mundo Cerebral. Proyecto de</text:p>
      <text:p text:style-name="P39">Grado, Universidad de Los Andes.</text:p>
      <text:p text:style-name="P42"/>
      <text:p text:style-name="P42"/>
      <text:p text:style-name="P43">[8] Andrade, L. (2012). Creación de una Red Neuronal en VLSI. Proyecto de Grado, Universidad de Los Andes.</text:p>
      <text:p text:style-name="P40"/>
      <text:p text:style-name="P39">[<text:span text:style-name="T36">9</text:span>] Rangel, C. (2012). Motor de Neuronas programado en paralelo Bajo el ambiente</text:p>
      <text:p text:style-name="P39">CUDA. Proyecto de Grado, Universidad de Los Andes.</text:p>
      <text:p text:style-name="P39"/>
      <text:p text:style-name="P44">[10] <text:span text:style-name="T40">Sosa B. (2016) BRAIN-CEMISID versión 1.5 Construcción de un kernel cerebro artificial implementado en programación paralela en el ambiente CUDA: Ensamblaje de las Esferas Sensorial, Analı́tica, Cultural, Relacional, de Capacidades y Perceptora</text:span></text:p>
      <text:p text:style-name="P45"/>
      <text:p text:style-name="P44">[11] <text:span text:style-name="T40">Fernández M. (2016) </text:span><text:s text:c="2"/><text:span text:style-name="T40">BRAIN-CEMISID versión 2.0 <text:s text:c="2"/>(aún por definir…)</text:span></text:p>
      <text:p text:style-name="P44"/>
      <text:p text:style-name="P38">[12] Sommerville, I. (2005). Ingenieria de Software. Pearson Educación S.A, Madrid,</text:p>
      <text:p text:style-name="P38">España, 7 edition.</text:p>
      <text:p text:style-name="P38"/>
      <text:p text:style-name="P46">[13] <text:s/>Flynn, M. (1972). Some computer organizations and their effectiveness. IEEE</text:p>
      <text:p text:style-name="P46">Trans. Comput., C-21:948.</text:p>
      <text:p text:style-name="P46"/>
      <text:p text:style-name="P52"><text:span text:style-name="T47">[</text:span><text:span text:style-name="T46">14] <text:s/>Houston, M. (2010) </text:span><text:span text:style-name="T47">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57">https://graphics.stanford.edu/~mhouston/public_talks/R520-mhouston.pdf</text:span></text:a></text:p>
      <text:p text:style-name="P47"><text:soft-page-break/></text:p>
      <text:p text:style-name="P49"/>
      <text:p text:style-name="P48"/>
      <text:p text:style-name="P46"/>
      <text:p text:style-name="P61"/>
      <text:p text:style-name="P46"/>
      <text:p text:style-name="P46"/>
      <text:p text:style-name="P46"/>
      <text:p text:style-name="P30"/>
      <text:p text:style-name="P30"><text:span text:style-name="T59">8. </text:span>Palabras claves: <text:span text:style-name="T7">Cerebro </text:span><text:span text:style-name="T14">Artificial</text:span><text:span text:style-name="T7">, Programación Paralela, </text:span><text:span text:style-name="T13">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04T19:52:06.214098944</dc:date>
    <meta:editing-duration>PT9H37M16S</meta:editing-duration>
    <meta:editing-cycles>124</meta:editing-cycles>
    <meta:document-statistic meta:table-count="0" meta:image-count="0" meta:object-count="0" meta:page-count="9" meta:paragraph-count="111" meta:word-count="1998" meta:character-count="13154" meta:non-whitespace-character-count="11223"/>
  </office:meta>
</office:document-meta>
</file>